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4" style:family="table-column">
      <style:table-column-properties fo:break-before="auto" style:column-width="6.742cm"/>
    </style:style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2cm"/>
    </style:style>
    <style:style style:name="co5" style:family="table-column">
      <style:table-column-properties fo:break-before="auto" style:column-width="6.10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/>
    </style:style>
    <style:style style:name="ce9" style:family="table-cell" style:parent-style-name="Default" style:data-style-name="N11"/>
    <style:style style:name="ce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style:font-name="Liberation Sans" style:font-name-asian="WenQuanYi Zen Hei" style:font-name-complex="Lohit Devanagari"/>
    </style:style>
    <style:style style:name="ce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9ccff"/>
      <style:text-properties fo:font-weight="normal" style:font-weight-asian="normal" style:font-weight-complex="normal"/>
    </style:style>
  </office:automatic-styles>
  <office:body>
    <office:spreadsheet>
      <table:table table:name="Motor" table:style-name="ta1" table:print="false">
        <table:table-column table:style-name="co4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Lifting a Weight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Weight (kg)</text:p>
          </table:table-cell>
          <table:table-cell/>
          <table:table-cell table:style-name="Default"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Height (cm)</text:p>
          </table:table-cell>
          <table:table-cell/>
          <table:table-cell table:style-name="Default" office:value-type="float" office:value="40">
            <text:p>40</text:p>
          </table:table-cell>
          <table:table-cell table:number-columns-repeated="1021"/>
        </table:table-row>
        <table:table-row table:style-name="ro1">
          <table:table-cell office:value-type="string">
            <text:p>Time to Raise (s)</text:p>
          </table:table-cell>
          <table:table-cell/>
          <table:table-cell table:style-name="Default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2" office:value-type="string">
            <text:p>Mechanical Power Required (W)</text:p>
          </table:table-cell>
          <table:table-cell/>
          <table:table-cell table:formula="of:=[.C2] * 9.81 * ([.C3] / 100) / [.C4]" office:value-type="float" office:value="0.603692307692308">
            <text:p>0.603692307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Motor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Output Power (W)</text:p>
          </table:table-cell>
          <table:table-cell/>
          <table:table-cell table:style-name="Default" office:value-type="float" office:value="0.56">
            <text:p>0.56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2">
          <table:table-cell office:value-type="string">
            <text:p>Current (mA)</text:p>
          </table:table-cell>
          <table:table-cell/>
          <table:table-cell table:style-name="Default" office:value-type="float" office:value="360">
            <text:p>360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2">
          <table:table-cell office:value-type="string">
            <text:p>Angular Speed (rpm)</text:p>
          </table:table-cell>
          <table:table-cell/>
          <table:table-cell table:style-name="Default" office:value-type="float" office:value="5200">
            <text:p>5200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2">
          <table:table-cell office:value-type="string">
            <text:p>Torque (g.cm)</text:p>
          </table:table-cell>
          <table:table-cell/>
          <table:table-cell table:style-name="Default" office:value-type="float" office:value="10.5">
            <text:p>10.5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2">
          <table:table-cell office:value-type="string">
            <text:p>Efficiency</text:p>
          </table:table-cell>
          <table:table-cell/>
          <table:table-cell table:style-name="ce9" office:value-type="percentage" office:value="0.519">
            <text:p>51.90%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2" office:value-type="string">
            <text:p>Input Power (W)</text:p>
          </table:table-cell>
          <table:table-cell/>
          <table:table-cell table:formula="of:=[.C9] / [.C13]" office:value-type="float" office:value="1.07899807321773">
            <text:p>1.0789980732</text:p>
          </table:table-cell>
          <table:table-cell/>
          <table:table-cell table:style-name="ce2" office:value-type="string">
            <text:p>Worm efficiency will be &lt; 50%, so add a decent margin; also allow higher transient current when starting (overcome worm static friction)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Angular Speed (rads/s)</text:p>
          </table:table-cell>
          <table:table-cell/>
          <table:table-cell table:formula="of:=2 * PI() * [.C11] / 60" office:value-type="float" office:value="544.542726622231">
            <text:p>544.542726622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rque (Nm)</text:p>
          </table:table-cell>
          <table:table-cell/>
          <table:table-cell table:formula="of:=0.0000980665003 * [.C12]" office:value-type="float" office:value="0.00102969825315">
            <text:p>0.001029698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Gear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Worm Gear Reduction (1:N)</text:p>
          </table:table-cell>
          <table:table-cell/>
          <table:table-cell table:style-name="Default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office:value-type="string">
            <text:p>Shaft / Pulley Diameter (mm)</text:p>
          </table:table-cell>
          <table:table-cell/>
          <table:table-cell table:style-name="Default" office:value-type="float" office:value="2">
            <text:p>2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ngular Speed (rpm)</text:p>
          </table:table-cell>
          <table:table-cell/>
          <table:table-cell table:formula="of:=[.C11] / [.C20]" office:value-type="float" office:value="273.684210526316">
            <text:p>273.6842105263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ngular Speed (rads/s)</text:p>
          </table:table-cell>
          <table:table-cell/>
          <table:table-cell table:formula="of:=[.C16] / [.C20]" office:value-type="float" office:value="28.6601435064332">
            <text:p>28.6601435064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rque at Worm Gear (Nm)</text:p>
          </table:table-cell>
          <table:table-cell/>
          <table:table-cell table:formula="of:=[.C17] * [.C20]" office:value-type="float" office:value="0.01956426680985">
            <text:p>0.0195642668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ifting Force (N)</text:p>
          </table:table-cell>
          <table:table-cell/>
          <table:table-cell table:formula="of:=[.C24] / (0.5 * [.C2] / 1000)" office:value-type="float" office:value="19.56426680985">
            <text:p>19.5642668099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ifting Weight (kg)</text:p>
          </table:table-cell>
          <table:table-cell/>
          <table:table-cell table:formula="of:=[.C25] / 9.81" office:value-type="float" office:value="1.99431873698777">
            <text:p>1.994318737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ifting Speed (mm/s)</text:p>
          </table:table-cell>
          <table:table-cell/>
          <table:table-cell table:formula="of:=PI() * [.C21] * [.C22] / 60" office:value-type="float" office:value="28.6601435064332">
            <text:p>28.6601435064</text:p>
          </table:table-cell>
          <table:table-cell/>
          <table:table-cell office:value-type="string">
            <text:p>TODO: FIGURE THIS ALL OUT TOMORROW...SEEMS MORE COMPLICATED THAN IT OUGHT TO BE !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ime to Raise (s)</text:p>
          </table:table-cell>
          <table:table-cell/>
          <table:table-cell table:formula="of:=[.C3] / (0.1 * [.C27])" office:value-type="float" office:value="13.9566642403662">
            <text:p>13.9566642404</text:p>
          </table:table-cell>
          <table:table-cell table:number-columns-repeated="1021"/>
        </table:table-row>
      </table:table>
      <table:table table:name="SMPS" table:style-name="ta1" table:print="false">
        <table:table-column table:style-name="co2" table:default-cell-style-name="Default"/>
        <table:table-column table:style-name="co1" table:number-columns-repeated="1023" table:default-cell-style-name="Default"/>
        <table:table-row table:style-name="ro2">
          <table:table-cell table:style-name="ce1" office:value-type="string">
            <text:p>Datasheet Parameter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Switching Frequency (kHz)</text:p>
          </table:table-cell>
          <table:table-cell office:value-type="float" office:value="800">
            <text:p>800</text:p>
          </table:table-cell>
          <table:table-cell/>
          <table:table-cell table:formula="of:=[.B2] * 1000" office:value-type="float" office:value="800000">
            <text:p>800000</text:p>
          </table:table-cell>
          <table:table-cell table:number-columns-repeated="1020"/>
        </table:table-row>
        <table:table-row table:style-name="ro1">
          <table:table-cell office:value-type="string">
            <text:p>Max Switching Frequency (kHz)</text:p>
          </table:table-cell>
          <table:table-cell office:value-type="float" office:value="1200">
            <text:p>1200</text:p>
          </table:table-cell>
          <table:table-cell/>
          <table:table-cell table:formula="of:=[.B3] * 1000" office:value-type="float" office:value="1200000">
            <text:p>1200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Min Feedback Voltage (mV)</text:p>
          </table:table-cell>
          <table:table-cell office:value-type="float" office:value="495">
            <text:p>495</text:p>
          </table:table-cell>
          <table:table-cell/>
          <table:table-cell table:formula="of:=[.B5] / 1000" office:value-type="float" office:value="0.495">
            <text:p>0.495</text:p>
          </table:table-cell>
          <table:table-cell table:number-columns-repeated="1020"/>
        </table:table-row>
        <table:table-row table:style-name="ro2">
          <table:table-cell office:value-type="string">
            <text:p>Nominal Feedback Voltage (mV)</text:p>
          </table:table-cell>
          <table:table-cell office:value-type="float" office:value="500">
            <text:p>500</text:p>
          </table:table-cell>
          <table:table-cell/>
          <table:table-cell table:formula="of:=[.B6] / 1000" office:value-type="float" office:value="0.5">
            <text:p>0.5</text:p>
          </table:table-cell>
          <table:table-cell table:number-columns-repeated="1020"/>
        </table:table-row>
        <table:table-row table:style-name="ro2">
          <table:table-cell office:value-type="string">
            <text:p>Max Feedback Voltage (mV)</text:p>
          </table:table-cell>
          <table:table-cell office:value-type="float" office:value="505">
            <text:p>505</text:p>
          </table:table-cell>
          <table:table-cell/>
          <table:table-cell table:formula="of:=[.B7] / 1000" office:value-type="float" office:value="0.505">
            <text:p>0.5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nput Constraint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Vin (V)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Max Vin (V)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Feedback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R1 (k-ohm)</text:p>
          </table:table-cell>
          <table:table-cell office:value-type="float" office:value="479">
            <text:p>479</text:p>
          </table:table-cell>
          <table:table-cell/>
          <table:table-cell table:formula="of:=[.B14] * 1000" office:value-type="float" office:value="479000">
            <text:p>479000</text:p>
          </table:table-cell>
          <table:table-cell table:number-columns-repeated="1020"/>
        </table:table-row>
        <table:table-row table:style-name="ro1">
          <table:table-cell office:value-type="string">
            <text:p>Max R1 (k-ohm)</text:p>
          </table:table-cell>
          <table:table-cell office:value-type="float" office:value="494">
            <text:p>494</text:p>
          </table:table-cell>
          <table:table-cell/>
          <table:table-cell table:formula="of:=[.B15] * 1000" office:value-type="float" office:value="494000">
            <text:p>494000</text:p>
          </table:table-cell>
          <table:table-cell table:number-columns-repeated="1020"/>
        </table:table-row>
        <table:table-row table:style-name="ro1">
          <table:table-cell office:value-type="string">
            <text:p>Min R2 (k-ohm)</text:p>
          </table:table-cell>
          <table:table-cell office:value-type="float" office:value="85">
            <text:p>85</text:p>
          </table:table-cell>
          <table:table-cell/>
          <table:table-cell table:formula="of:=[.B16] * 1000" office:value-type="float" office:value="85000">
            <text:p>85000</text:p>
          </table:table-cell>
          <table:table-cell table:number-columns-repeated="1020"/>
        </table:table-row>
        <table:table-row table:style-name="ro1">
          <table:table-cell office:value-type="string">
            <text:p>Max R2 (k-ohm)</text:p>
          </table:table-cell>
          <table:table-cell office:value-type="float" office:value="88">
            <text:p>88</text:p>
          </table:table-cell>
          <table:table-cell/>
          <table:table-cell table:formula="of:=[.B17] * 1000" office:value-type="float" office:value="88000">
            <text:p>88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Nominal R1 (k-ohm)</text:p>
          </table:table-cell>
          <table:table-cell table:formula="of:=[.B14] + ([.B15] - [.B14]) / 2" office:value-type="float" office:value="486.5">
            <text:p>486.5</text:p>
          </table:table-cell>
          <table:table-cell/>
          <table:table-cell table:formula="of:=[.B19] * 1000" office:value-type="float" office:value="486500">
            <text:p>48650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Nominal R2 (k-ohm)</text:p>
          </table:table-cell>
          <table:table-cell table:formula="of:=[.B16] + ([.B17] - [.B16]) / 2" office:value-type="float" office:value="86.5">
            <text:p>86.5</text:p>
          </table:table-cell>
          <table:table-cell/>
          <table:table-cell table:formula="of:=[.B20] * 1000" office:value-type="float" office:value="86500">
            <text:p>865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 Vout (V)</text:p>
          </table:table-cell>
          <table:table-cell table:formula="of:=[.D5] * ([.D14] / [.D17] + 1)" office:value-type="float" office:value="3.189375">
            <text:p>3.189375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ominal Vout (V)</text:p>
          </table:table-cell>
          <table:table-cell table:formula="of:=[.D6] * ([.D19] / [.D20] + 1)" office:value-type="float" office:value="3.3121387283237">
            <text:p>3.3121387283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x Vout (V)</text:p>
          </table:table-cell>
          <table:table-cell table:formula="of:=[.D7] * ([.D15] / [.D16] + 1)" office:value-type="float" office:value="3.43994117647059">
            <text:p>3.4399411765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office:value-type="string">
            <text:p>Max Load (mA)</text:p>
          </table:table-cell>
          <table:table-cell office:value-type="float" office:value="800">
            <text:p>800</text:p>
          </table:table-cell>
          <table:table-cell/>
          <table:table-cell table:formula="of:=[.B26] / 1000" office:value-type="float" office:value="0.8">
            <text:p>0.8</text:p>
          </table:table-cell>
          <table:table-cell table:number-columns-repeated="1020"/>
        </table:table-row>
        <table:table-row table:style-name="ro2">
          <table:table-cell office:value-type="string">
            <text:p>Inductor Ripple Current (mA)</text:p>
          </table:table-cell>
          <table:table-cell office:value-type="float" office:value="650">
            <text:p>650</text:p>
          </table:table-cell>
          <table:table-cell/>
          <table:table-cell table:formula="of:=[.B27] / 1000" office:value-type="float" office:value="0.65">
            <text:p>0.6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imum Buck L (uH)</text:p>
          </table:table-cell>
          <table:table-cell table:formula="of:=1000000 * [.B24] * ([.B11] - [.B24]) / ([.D2] * [.D27] * [.B11])" office:value-type="float" office:value="2.0640425326058">
            <text:p>2.0640425326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inimum Boost L (uH)</text:p>
          </table:table-cell>
          <table:table-cell table:formula="of:=1000000 * [.B10] * ([.B24] - [.B10]) / ([.D2] * [.D27] * [.B24])" office:value-type="float" office:value="1.60997965081482">
            <text:p>1.6099796508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office:value-type="string">
            <text:p>Min Inductor (uH)</text:p>
          </table:table-cell>
          <table:table-cell office:value-type="float" office:value="3.7">
            <text:p>3.7</text:p>
          </table:table-cell>
          <table:table-cell/>
          <table:table-cell table:formula="of:=[.B32] / 1000000" office:value-type="float" office:value="0.0000037">
            <text:p>0.0000037</text:p>
          </table:table-cell>
          <table:table-cell table:number-columns-repeated="1020"/>
        </table:table-row>
        <table:table-row table:style-name="ro2">
          <table:table-cell office:value-type="string">
            <text:p>Nominal Inductor (uH)</text:p>
          </table:table-cell>
          <table:table-cell office:value-type="float" office:value="4.7">
            <text:p>4.7</text:p>
          </table:table-cell>
          <table:table-cell/>
          <table:table-cell table:formula="of:=[.B33] / 1000000" office:value-type="float" office:value="0.0000047">
            <text:p>0.0000047</text:p>
          </table:table-cell>
          <table:table-cell table:number-columns-repeated="1020"/>
        </table:table-row>
        <table:table-row table:style-name="ro2">
          <table:table-cell office:value-type="string">
            <text:p>Max Inductor (uH)</text:p>
          </table:table-cell>
          <table:table-cell office:value-type="float" office:value="5.7">
            <text:p>5.7</text:p>
          </table:table-cell>
          <table:table-cell/>
          <table:table-cell table:formula="of:=[.B34] / 1000000" office:value-type="float" office:value="0.0000057">
            <text:p>0.000005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Output Ripple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Min Output Capacitance (uF)</text:p>
          </table:table-cell>
          <table:table-cell office:value-type="float" office:value="28.5">
            <text:p>28.5</text:p>
          </table:table-cell>
          <table:table-cell/>
          <table:table-cell table:formula="of:=[.B37] / 1000000" office:value-type="float" office:value="0.0000285">
            <text:p>0.0000285</text:p>
          </table:table-cell>
          <table:table-cell table:number-columns-repeated="1020"/>
        </table:table-row>
        <table:table-row table:style-name="ro2">
          <table:table-cell office:value-type="string">
            <text:p>Max Output Capacitance (uF)</text:p>
          </table:table-cell>
          <table:table-cell office:value-type="float" office:value="47.5">
            <text:p>47.5</text:p>
          </table:table-cell>
          <table:table-cell/>
          <table:table-cell table:formula="of:=[.B38] / 1000000" office:value-type="float" office:value="0.0000475">
            <text:p>0.0000475</text:p>
          </table:table-cell>
          <table:table-cell table:number-columns-repeated="1020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table:style-name="ce2" office:value-type="string">
            <text:p>Buck Peak Ripple (mV)</text:p>
          </table:table-cell>
          <table:table-cell table:formula="of:=1000 * [.B24] * ([.B11] - [.B24]) / ([.B11] * 8 * [.D32] * [.D2] * [.D2] * [.D37])" office:value-type="float" office:value="1.98794992619987">
            <text:p>1.9879499262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Boost Peak Ripple (mV)</text:p>
          </table:table-cell>
          <table:table-cell table:formula="of:=1000 * [.D26] * ([.B24] - [.B10]) / ([.D37] * [.B24] * [.D2])" office:value-type="float" office:value="14.6875336565563">
            <text:p>14.6875336566</text:p>
          </table:table-cell>
          <table:table-cell table:number-columns-repeated="1022"/>
        </table:table-row>
      </table:table>
      <table:table table:name="Power Consumption" table:style-name="ta1" table:print="false">
        <table:table-column table:style-name="co5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SMPS (Disabled)</text:p>
          </table:table-cell>
          <table:table-cell table:style-name="ce12"/>
          <table:table-cell table:style-name="ce3" table:number-columns-repeated="1022"/>
        </table:table-row>
        <table:table-row table:style-name="ro3">
          <table:table-cell table:style-name="ce5"/>
          <table:table-cell table:style-name="ce11" office:value-type="string">
            <text:p>uA</text:p>
          </table:table-cell>
          <table:table-cell table:style-name="ce8" table:number-columns-repeated="1022"/>
        </table:table-row>
        <table:table-row table:style-name="ro1">
          <table:table-cell table:style-name="ce5" office:value-type="string">
            <text:p>Reverse Protection MOSFET leakage</text:p>
          </table:table-cell>
          <table:table-cell table:style-name="ce11"/>
          <table:table-cell table:style-name="ce8" office:value-type="string">
            <text:p>IS THIS NEEDED ? <text:s/>TODO: INVESTIGATE...</text:p>
          </table:table-cell>
          <table:table-cell table:style-name="ce8" table:number-columns-repeated="1021"/>
        </table:table-row>
        <table:table-row table:style-name="ro3">
          <table:table-cell office:value-type="string">
            <text:p>Quiescen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3">
          <table:table-cell office:value-type="string">
            <text:p>Switch leakages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3">
          <table:table-cell office:value-type="string">
            <text:p>EN leaka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3">
          <table:table-cell office:value-type="string">
            <text:p>PS leaka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Input Bypass – 2x 10uF</text:p>
          </table:table-cell>
          <table:table-cell table:formula="of:=2 * 0.32" office:value-type="float" office:value="0.64">
            <text:p>0.6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Feedback / Divider Current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Disabled Pull-down Current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Assuming 5V battery – for 2V battery the figure is more like 14uA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4:.B10])" office:value-type="float" office:value="52.64">
            <text:p>52.6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MPS (Enabled – Low Power)</text:p>
          </table:table-cell>
          <table:table-cell table:style-name="ce3" table:number-columns-repeated="1023"/>
        </table:table-row>
        <table:table-row table:style-name="ro3">
          <table:table-cell table:style-name="ce5"/>
          <table:table-cell table:style-name="ce11" office:value-type="string">
            <text:p>uA</text:p>
          </table:table-cell>
          <table:table-cell table:style-name="ce8" table:number-columns-repeated="1022"/>
        </table:table-row>
        <table:table-row table:style-name="ro1">
          <table:table-cell office:value-type="string">
            <text:p>Disabled Total (minus pull-down)</text:p>
          </table:table-cell>
          <table:table-cell table:formula="of:=[.B11] - [.B10]" office:value-type="float" office:value="18.64">
            <text:p>18.64</text:p>
          </table:table-cell>
          <table:table-cell/>
          <table:table-cell table:style-name="Default"/>
          <table:table-cell table:number-columns-repeated="1020"/>
        </table:table-row>
        <table:table-row table:style-name="ro3">
          <table:table-cell office:value-type="string">
            <text:p>Extra Quiescent</text:p>
          </table:table-cell>
          <table:table-cell table:formula="of:=100 - [.B4]" office:value-type="float" office:value="99">
            <text:p>99</text:p>
          </table:table-cell>
          <table:table-cell/>
          <table:table-cell office:value-type="string">
            <text:p>Datasheet parameter (difference between disabled and enabled current)</text:p>
          </table:table-cell>
          <table:table-cell table:number-columns-repeated="1020"/>
        </table:table-row>
        <table:table-row table:style-name="ro1">
          <table:table-cell office:value-type="string">
            <text:p>Feedback / Divider Current</text:p>
          </table:table-cell>
          <table:table-cell office:value-type="float" office:value="7">
            <text:p>7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Output Bypass – 4x 10uF</text:p>
          </table:table-cell>
          <table:table-cell table:formula="of:=2 * [.B8]" office:value-type="float" office:value="1.28">
            <text:p>1.28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" table:formula="of:=SUM([.B15:.B18])" office:value-type="float" office:value="125.92">
            <text:p>125.9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MPS (Enabled – High Power)</text:p>
          </table:table-cell>
          <table:table-cell table:style-name="ce3" table:number-columns-repeated="1023"/>
        </table:table-row>
        <table:table-row table:style-name="ro3">
          <table:table-cell table:style-name="ce5"/>
          <table:table-cell table:style-name="ce11" office:value-type="string">
            <text:p>uA</text:p>
          </table:table-cell>
          <table:table-cell table:style-name="ce8" table:number-columns-repeated="1022"/>
        </table:table-row>
        <table:table-row table:style-name="ro1">
          <table:table-cell office:value-type="string">
            <text:p>Enabled Low Power Total</text:p>
          </table:table-cell>
          <table:table-cell table:formula="of:=[.B19]" office:value-type="float" office:value="125.92">
            <text:p>125.9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Low Power Pull-down Current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PS line pulled to +3.3V, via Shift Register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23:.B24])" office:value-type="float" office:value="200.92">
            <text:p>200.9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IC VDD Controller (FPF1321 Multiplexer)</text:p>
          </table:table-cell>
          <table:table-cell table:style-name="ce3" table:number-columns-repeated="1023"/>
        </table:table-row>
        <table:table-row table:style-name="ro3">
          <table:table-cell/>
          <table:table-cell table:style-name="ce2" office:value-type="string">
            <text:p>uA</text:p>
          </table:table-cell>
          <table:table-cell table:style-name="ce8" table:number-columns-repeated="1022"/>
        </table:table-row>
        <table:table-row table:style-name="ro1">
          <table:table-cell table:style-name="ce5" office:value-type="string">
            <text:p>VINA Input Bypass</text:p>
          </table:table-cell>
          <table:table-cell table:style-name="ce8" office:value-type="float" office:value="0.22">
            <text:p>0.22</text:p>
          </table:table-cell>
          <table:table-cell table:style-name="ce8" table:number-columns-repeated="1022"/>
        </table:table-row>
        <table:table-row table:style-name="ro1">
          <table:table-cell table:style-name="ce5" office:value-type="string">
            <text:p>VINB Input Bypass</text:p>
          </table:table-cell>
          <table:table-cell table:style-name="ce8" office:value-type="float" office:value="0.22">
            <text:p>0.22</text:p>
          </table:table-cell>
          <table:table-cell table:style-name="ce8" table:number-columns-repeated="1022"/>
        </table:table-row>
        <table:table-row table:style-name="ro1">
          <table:table-cell table:style-name="ce5" office:value-type="string">
            <text:p>Output Bypass</text:p>
          </table:table-cell>
          <table:table-cell table:style-name="ce8" table:number-columns-repeated="1023"/>
        </table:table-row>
        <table:table-row table:style-name="ro3">
          <table:table-cell office:value-type="string">
            <text:p>Quiescent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3">
          <table:table-cell office:value-type="string">
            <text:p>EN leakage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3">
          <table:table-cell office:value-type="string">
            <text:p>SEL leakage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29:.B34])" office:value-type="float" office:value="24.84">
            <text:p>24.8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IC (Asleep)</text:p>
          </table:table-cell>
          <table:table-cell table:style-name="ce3" table:number-columns-repeated="1023"/>
        </table:table-row>
        <table:table-row table:style-name="ro3">
          <table:table-cell table:style-name="ce11"/>
          <table:table-cell table:style-name="ce11" office:value-type="string">
            <text:p>uA</text:p>
          </table:table-cell>
          <table:table-cell table:style-name="ce8" table:number-columns-repeated="1022"/>
        </table:table-row>
        <table:table-row table:style-name="ro3">
          <table:table-cell office:value-type="string">
            <text:p>Quiescent</text:p>
          </table:table-cell>
          <table:table-cell office:value-type="float" office:value="1.8">
            <text:p>1.8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1020"/>
        </table:table-row>
        <table:table-row table:style-name="ro1">
          <table:table-cell office:value-type="string">
            <text:p>WDT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BO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Comparator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Crystal Oscillator</text:p>
          </table:table-cell>
          <table:table-cell office:value-type="float" office:value="7">
            <text:p>7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AD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Internal Voltage Referenc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I/O leakage (16 pins)</text:p>
          </table:table-cell>
          <table:table-cell table:formula="of:=16 * 1" office:value-type="float" office:value="16">
            <text:p>16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MCLR leakag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3">
          <table:table-cell office:value-type="string">
            <text:p>OSC1 leakag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1020"/>
        </table:table-row>
        <table:table-row table:style-name="ro1">
          <table:table-cell office:value-type="string">
            <text:p>Input Bypass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" table:formula="of:=SUM([.B39:.B49])" office:value-type="float" office:value="34.8">
            <text:p>34.8</text:p>
          </table:table-cell>
          <table:table-cell/>
          <table:table-cell table:style-name="Default"/>
          <table:table-cell table:number-columns-repeated="1020"/>
        </table:table-row>
      </table:table>
      <table:table table:name="Capacitors" table:style-name="ta1" table:print="false">
        <table:table-column table:style-name="co4" table:default-cell-style-name="ce4"/>
        <table:table-column table:style-name="co1" table:number-columns-repeated="1023" table:default-cell-style-name="Default"/>
        <table:table-row table:style-name="ro1">
          <table:table-cell table:style-name="ce5"/>
          <table:table-cell table:style-name="ce8" table:number-columns-repeated="10"/>
          <table:table-cell table:style-name="ce8" office:value-type="string">
            <text:p>GRM31CR71C106KA12L</text:p>
          </table:table-cell>
          <table:table-cell table:style-name="ce8"/>
          <table:table-cell table:style-name="ce8" office:value-type="string">
            <text:p>CL21B225KPFNNNE </text:p>
          </table:table-cell>
          <table:table-cell table:style-name="ce8" table:number-columns-repeated="1010"/>
        </table:table-row>
        <table:table-row table:style-name="ro1">
          <table:table-cell table:style-name="ce1" office:value-type="string">
            <text:p>Capacitance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Nominal</text:p>
          </table:table-cell>
          <table:table-cell office:value-type="float" office:value="2.2">
            <text:p>2.2</text:p>
          </table:table-cell>
          <table:table-cell table:number-columns-repeated="9"/>
          <table:table-cell office:value-type="float" office:value="10">
            <text:p>10</text:p>
          </table:table-cell>
          <table:table-cell/>
          <table:table-cell office:value-type="float" office:value="2.2">
            <text:p>2.2</text:p>
          </table:table-cell>
          <table:table-cell table:number-columns-repeated="1010"/>
        </table:table-row>
        <table:table-row table:style-name="ro2">
          <table:table-cell office:value-type="string">
            <text:p>Nominal Adjusted for DC Bias</text:p>
          </table:table-cell>
          <table:table-cell office:value-type="float" office:value="1.78">
            <text:p>1.78</text:p>
          </table:table-cell>
          <table:table-cell/>
          <table:table-cell table:style-name="ce2" office:value-type="string">
            <text:p>Look at the datasheet graphs for this; dependent on bias voltage and physical size</text:p>
          </table:table-cell>
          <table:table-cell table:number-columns-repeated="7"/>
          <table:table-cell office:value-type="float" office:value="9.5">
            <text:p>9.5</text:p>
          </table:table-cell>
          <table:table-cell/>
          <table:table-cell office:value-type="float" office:value="1.78">
            <text:p>1.78</text:p>
          </table:table-cell>
          <table:table-cell table:number-columns-repeated="1010"/>
        </table:table-row>
        <table:table-row table:style-name="ro1">
          <table:table-cell office:value-type="string">
            <text:p>Min (-) Initial Tolerance (%)</text:p>
          </table:table-cell>
          <table:table-cell table:style-name="ce9" office:value-type="percentage" office:value="0.1">
            <text:p>10.00%</text:p>
          </table:table-cell>
          <table:table-cell table:number-columns-repeated="9"/>
          <table:table-cell table:style-name="ce9" office:value-type="percentage" office:value="0.1">
            <text:p>10.00%</text:p>
          </table:table-cell>
          <table:table-cell/>
          <table:table-cell table:style-name="ce9" office:value-type="percentage" office:value="0.1">
            <text:p>10.00%</text:p>
          </table:table-cell>
          <table:table-cell table:number-columns-repeated="1010"/>
        </table:table-row>
        <table:table-row table:style-name="ro1">
          <table:table-cell office:value-type="string">
            <text:p>Max (+) Initial Tolerance (%)</text:p>
          </table:table-cell>
          <table:table-cell table:style-name="ce9" office:value-type="percentage" office:value="0.1">
            <text:p>10.00%</text:p>
          </table:table-cell>
          <table:table-cell table:number-columns-repeated="9"/>
          <table:table-cell table:style-name="ce9" office:value-type="percentage" office:value="0.1">
            <text:p>10.00%</text:p>
          </table:table-cell>
          <table:table-cell/>
          <table:table-cell table:style-name="ce9" office:value-type="percentage" office:value="0.1">
            <text:p>10.00%</text:p>
          </table:table-cell>
          <table:table-cell table:number-columns-repeated="1010"/>
        </table:table-row>
        <table:table-row table:style-name="ro1">
          <table:table-cell office:value-type="string">
            <text:p>Min (-) Temperature Coefficient (%)</text:p>
          </table:table-cell>
          <table:table-cell table:style-name="ce9" office:value-type="percentage" office:value="0.15">
            <text:p>15.00%</text:p>
          </table:table-cell>
          <table:table-cell/>
          <table:table-cell table:style-name="ce2" office:value-type="string">
            <text:p>X7R is +/- 15%</text:p>
          </table:table-cell>
          <table:table-cell table:number-columns-repeated="7"/>
          <table:table-cell table:style-name="ce9" office:value-type="percentage" office:value="0.15">
            <text:p>15.00%</text:p>
          </table:table-cell>
          <table:table-cell/>
          <table:table-cell table:style-name="ce9" office:value-type="percentage" office:value="0.15">
            <text:p>15.00%</text:p>
          </table:table-cell>
          <table:table-cell table:number-columns-repeated="1010"/>
        </table:table-row>
        <table:table-row table:style-name="ro1">
          <table:table-cell office:value-type="string">
            <text:p>Max (+) Temperature Coefficient (%)</text:p>
          </table:table-cell>
          <table:table-cell table:style-name="ce9" office:value-type="percentage" office:value="0.15">
            <text:p>15.00%</text:p>
          </table:table-cell>
          <table:table-cell table:number-columns-repeated="9"/>
          <table:table-cell table:style-name="ce9" office:value-type="percentage" office:value="0.15">
            <text:p>15.00%</text:p>
          </table:table-cell>
          <table:table-cell/>
          <table:table-cell table:style-name="ce9" office:value-type="percentage" office:value="0.15">
            <text:p>15.00%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in Initial Capacitance</text:p>
          </table:table-cell>
          <table:table-cell table:formula="of:=[.B4] * (1 - [.B5])" office:value-type="float" office:value="1.602">
            <text:p>1.602</text:p>
          </table:table-cell>
          <table:table-cell table:number-columns-repeated="9"/>
          <table:table-cell office:value-type="float" office:value="8.55">
            <text:p>8.55</text:p>
          </table:table-cell>
          <table:table-cell/>
          <table:table-cell office:value-type="float" office:value="1.602">
            <text:p>1.602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ax Initial Capacitance</text:p>
          </table:table-cell>
          <table:table-cell table:formula="of:=[.B4] * (1 + [.B6])" office:value-type="float" office:value="1.958">
            <text:p>1.958</text:p>
          </table:table-cell>
          <table:table-cell table:number-columns-repeated="9"/>
          <table:table-cell office:value-type="float" office:value="10.45">
            <text:p>10.45</text:p>
          </table:table-cell>
          <table:table-cell/>
          <table:table-cell office:value-type="float" office:value="1.958">
            <text:p>1.958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in Capacitance</text:p>
          </table:table-cell>
          <table:table-cell table:formula="of:=[.B10] - ([.B4] * [.B7])" office:value-type="float" office:value="1.335">
            <text:p>1.335</text:p>
          </table:table-cell>
          <table:table-cell table:number-columns-repeated="9"/>
          <table:table-cell office:value-type="float" office:value="7.125">
            <text:p>7.125</text:p>
          </table:table-cell>
          <table:table-cell/>
          <table:table-cell office:value-type="float" office:value="1.335">
            <text:p>1.335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ax Capacitance</text:p>
          </table:table-cell>
          <table:table-cell table:style-name="ce10" table:formula="of:=[.B11] + ([.B4] * [.B8])" office:value-type="float" office:value="2.225">
            <text:p>2.225</text:p>
          </table:table-cell>
          <table:table-cell table:number-columns-repeated="9"/>
          <table:table-cell office:value-type="float" office:value="11.875">
            <text:p>11.875</text:p>
          </table:table-cell>
          <table:table-cell/>
          <table:table-cell table:style-name="ce10" office:value-type="float" office:value="2.225">
            <text:p>2.22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eakage Current</text:p>
          </table:table-cell>
          <table:table-cell table:style-name="ce3" table:number-columns-repeated="1023"/>
        </table:table-row>
        <table:table-row table:style-name="ro1">
          <table:table-cell table:style-name="Default" office:value-type="string">
            <text:p>Insulation Resistance (ohm-Farads)</text:p>
          </table:table-cell>
          <table:table-cell office:value-type="float" office:value="100">
            <text:p>100</text:p>
          </table:table-cell>
          <table:table-cell table:number-columns-repeated="9"/>
          <table:table-cell office:value-type="float" office:value="500">
            <text:p>500</text:p>
          </table:table-cell>
          <table:table-cell/>
          <table:table-cell office:value-type="float" office:value="100">
            <text:p>100</text:p>
          </table:table-cell>
          <table:table-cell table:number-columns-repeated="1010"/>
        </table:table-row>
        <table:table-row table:style-name="ro2">
          <table:table-cell table:style-name="Default" office:value-type="string">
            <text:p>Capacitance (uF)</text:p>
          </table:table-cell>
          <table:table-cell office:value-type="float" office:value="2.2">
            <text:p>2.2</text:p>
          </table:table-cell>
          <table:table-cell table:number-columns-repeated="9"/>
          <table:table-cell office:value-type="float" office:value="10">
            <text:p>10</text:p>
          </table:table-cell>
          <table:table-cell/>
          <table:table-cell office:value-type="float" office:value="2.2">
            <text:p>2.2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Rated Voltage (V)</text:p>
          </table:table-cell>
          <table:table-cell office:value-type="float" office:value="10">
            <text:p>10</text:p>
          </table:table-cell>
          <table:table-cell table:number-columns-repeated="9"/>
          <table:table-cell office:value-type="float" office:value="16">
            <text:p>16</text:p>
          </table:table-cell>
          <table:table-cell/>
          <table:table-cell office:value-type="float" office:value="10">
            <text:p>10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Insulation Resistance (M-ohm)</text:p>
          </table:table-cell>
          <table:table-cell table:formula="of:=[.B16] / [.B17]" office:value-type="float" office:value="45.4545454545455">
            <text:p>45.4545454545</text:p>
          </table:table-cell>
          <table:table-cell table:number-columns-repeated="9"/>
          <table:table-cell office:value-type="float" office:value="50">
            <text:p>50</text:p>
          </table:table-cell>
          <table:table-cell/>
          <table:table-cell office:value-type="float" office:value="45.4545454545455">
            <text:p>45.454545454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Leakage Current (uA)</text:p>
          </table:table-cell>
          <table:table-cell table:formula="of:=[.B18] / [.B19]" office:value-type="float" office:value="0.22">
            <text:p>0.22</text:p>
          </table:table-cell>
          <table:table-cell table:number-columns-repeated="9"/>
          <table:table-cell office:value-type="float" office:value="0.32">
            <text:p>0.32</text:p>
          </table:table-cell>
          <table:table-cell/>
          <table:table-cell office:value-type="float" office:value="0.22">
            <text:p>0.22</text:p>
          </table:table-cell>
          <table:table-cell table:number-columns-repeated="1010"/>
        </table:table-row>
      </table:table>
      <table:table table:name="Resistors" table:style-name="ta1" table:print="false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Resistance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Nominal Resistance</text:p>
          </table:table-cell>
          <table:table-cell office:value-type="float" office:value="196">
            <text:p>196</text:p>
          </table:table-cell>
          <table:table-cell table:number-columns-repeated="1022"/>
        </table:table-row>
        <table:table-row table:style-name="ro2">
          <table:table-cell office:value-type="string">
            <text:p>Initial Tolerance (%)</text:p>
          </table:table-cell>
          <table:table-cell table:style-name="ce9" office:value-type="percentage" office:value="0.01">
            <text:p>1.00%</text:p>
          </table:table-cell>
          <table:table-cell table:number-columns-repeated="3"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Temperature Coefficient (ppm)</text:p>
          </table:table-cell>
          <table:table-cell office:value-type="float" office:value="100">
            <text:p>100</text:p>
          </table:table-cell>
          <table:table-cell/>
          <table:table-cell table:formula="of:=[.B4] / 1000000" office:value-type="float" office:value="0.0001">
            <text:p>0.0001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Nominal Temperature (degC)</text:p>
          </table:table-cell>
          <table:table-cell office:value-type="float" office:value="25">
            <text:p>25</text:p>
          </table:table-cell>
          <table:table-cell table:number-columns-repeated="3"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Min Temperature (degC)</text:p>
          </table:table-cell>
          <table:table-cell office:value-type="float" office:value="-20">
            <text:p>-20</text:p>
          </table:table-cell>
          <table:table-cell table:number-columns-repeated="1022"/>
        </table:table-row>
        <table:table-row table:style-name="ro2">
          <table:table-cell office:value-type="string">
            <text:p>Max Temperature (degC)</text:p>
          </table:table-cell>
          <table:table-cell office:value-type="float" office:value="60">
            <text:p>6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 Temperature Delta (degC)</text:p>
          </table:table-cell>
          <table:table-cell table:formula="of:=[.B6] - [.B5]" office:value-type="float" office:value="-45">
            <text:p>-45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x Temperature Delta (degC)</text:p>
          </table:table-cell>
          <table:table-cell table:formula="of:=[.B7] - [.B5]" office:value-type="float" office:value="35">
            <text:p>3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in Initial Resistance</text:p>
          </table:table-cell>
          <table:table-cell table:formula="of:=[.B2] * (1 - [.B3])" office:value-type="float" office:value="194.04">
            <text:p>194.0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ax Initial Resistance</text:p>
          </table:table-cell>
          <table:table-cell table:formula="of:=[.B2] * (1 + [.B3])" office:value-type="float" office:value="197.96">
            <text:p>197.9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in Resistance</text:p>
          </table:table-cell>
          <table:table-cell table:formula="of:=[.B12] * (1 + [.D4] * [.B9])" office:value-type="float" office:value="193.16682">
            <text:p>193.1668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ax Resistance</text:p>
          </table:table-cell>
          <table:table-cell table:style-name="ce10" table:formula="of:=[.B13] * (1 + [.D4] * [.B10])" office:value-type="float" office:value="198.65286">
            <text:p>198.65286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24/06/2016</text:date>, <text:time>20:4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 Restall</meta:initial-creator>
    <meta:creation-date>2016-06-10T18:09:58</meta:creation-date>
    <dc:date>2016-06-24T20:40:30</dc:date>
    <dc:creator>Pete Restall</dc:creator>
    <meta:editing-duration>PT14H55M</meta:editing-duration>
    <meta:editing-cycles>135</meta:editing-cycles>
    <meta:generator>OpenOffice.org/3.3$Unix OpenOffice.org_project/330m20$Build-9567</meta:generator>
    <meta:document-statistic meta:table-count="5" meta:cell-count="318" meta:object-count="0"/>
  </office:meta>
</office:document-meta>
</file>